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0300000116F79C03A3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BrightBlue-title">
      <style:graphic-properties draw:auto-grow-height="true" fo:min-height="3.523cm"/>
    </style:style>
    <style:style style:name="pr4" style:family="presentation" style:parent-style-name="BrightBlue-subtitle">
      <style:graphic-properties draw:fill-color="#ffffff" fo:min-height="13.927cm"/>
    </style:style>
    <style:style style:name="pr5" style:family="presentation" style:parent-style-name="BrightBlue-notes">
      <style:graphic-properties draw:fill-color="#ffffff" draw:auto-grow-height="true" fo:min-height="13.17cm"/>
    </style:style>
    <style:style style:name="pr6" style:family="presentation" style:parent-style-name="BrightBlue-title">
      <style:graphic-properties draw:auto-grow-height="true" fo:min-height="3.467cm"/>
    </style:style>
    <style:style style:name="pr7" style:family="presentation" style:parent-style-name="BrightBlue-outline1">
      <style:graphic-properties fo:min-height="11.929cm"/>
    </style:style>
    <style:style style:name="pr8" style:family="presentation" style:parent-style-name="BrightBlue-subtitle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style:use-window-font-color="true"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8.337cm" presentation:class="title" presentation:user-transformed="true">
          <draw:text-box>
            <text:p text:style-name="P1"><text:span text:style-name="T1">Introduction to Object-Oriented Programm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3" draw:layer="layout" svg:width="19.5cm" svg:height="3.531cm" svg:x="1.4cm" svg:y="0.768cm" presentation:class="title" presentation:user-transformed="true">
          <draw:text-box>
            <text:p>Object-Oriented Programming</text:p>
          </draw:text-box>
        </draw:frame>
        <draw:frame presentation:style-name="pr4" draw:text-style-name="P3" draw:layer="layout" svg:width="25.199cm" svg:height="13.927cm" svg:x="1.4cm" svg:y="4.04cm" presentation:class="subtitle" presentation:user-transformed="true">
          <draw:text-box>
            <text:p text:style-name="P3"/>
            <text:p text:style-name="P3">In this section we'll cover:</text:p>
            <text:p text:style-name="P3"/>
            <text:list text:style-name="L2">
              <text:list-item>
                <text:p text:style-name="P3">Classes vs. objects – Definitions vs. instances</text:p>
              </text:list-item>
              <text:list-item>
                <text:p text:style-name="P3">Properties – Variables within a class</text:p>
              </text:list-item>
              <text:list-item>
                <text:p text:style-name="P3">Methods – Functions within a class</text:p>
              </text:list-item>
              <text:list-item>
                <text:p text:style-name="P3">Visibility and scope – A class' right to privacy</text:p>
              </text:list-item>
              <text:list-item>
                <text:p text:style-name="P3">Inheritance – It's classes all the way down!</text:p>
              </text:list-item>
              <text:list-item>
                <text:p text:style-name="P3">Static members – Using a class without an object</text:p>
              </text:list-item>
              <text:list-item>
                <text:p text:style-name="P3">Abstraction – Defining requirements of a class</text:p>
              </text:list-item>
              <text:list-item>
                <text:p text:style-name="P3">Traits – Reusable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Classes vs. Object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A <text:span text:style-name="T2">class</text:span> is a definition of an object. <text:span text:style-name="T3">It defines what an object is, what its members are and how it behaves during its lifetime</text:span></text:p>
                <text:list>
                  <text:list-item>
                    <text:p><text:span text:style-name="T3">Member: an individual property, method, etc. inside the class</text:span></text:p>
                  </text:list-item>
                </text:list>
              </text:list-item>
              <text:list-item>
                <text:p><text:span text:style-name="T3">An </text:span><text:span text:style-name="T4">object</text:span><text:span text:style-name="T3"> is an instance of a class. It's a variable that contains a copy of the class, which can then be changed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3.531cm" svg:x="1.4cm" svg:y="0.768cm" presentation:class="title" presentation:user-transformed="true">
          <draw:text-box>
            <text:p>Classes vs. Objects (Cont.)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A Ball class defines the properties of a ball: size, color, diameter, what happens when you kick it, etc.</text:p>
              </text:list-item>
              <text:list-item>
                <text:p>A ball object is an instance of the Ball class. The Ball class can be used to create a baseball, basketball, kickball, etc by changing the properties defined in the class</text:p>
              </text:list-item>
              <text:list-item>
                <text:p>Do you have the balls to build your own class?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Creating A Class</text:p>
          </draw:text-box>
        </draw:frame>
        <draw:frame presentation:style-name="pr7" draw:layer="layout" svg:width="25.2cm" svg:height="12.179cm" svg:x="1.4cm" svg:y="5.066cm" presentation:class="outline">
          <draw:text-box>
            <text:p>// Our class has one property, which stores the ball's color as plain text</text:p>
            <text:p>class Ball {</text:p>
            <text:p><text:s text:c="5"/>public $color = “red”;</text:p>
            <text:p>}</text:p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Creating A Class (Cont.)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<text:span text:style-name="T2">Members</text:span><text:span text:style-name="T5"> are the components of a class. When a class is instantiated, you can access the members using [ObjectName]</text:span><text:span text:style-name="T2">-&gt;</text:span><text:span text:style-name="T5">[MemberName]</text:span></text:p>
                <text:list>
                  <text:list-item>
                    <text:p><text:span text:style-name="T5">For example, </text:span><text:span text:style-name="T6">$basketball-&gt;color = “Orange”;</text:span><text:span text:style-name="T5"> sets the color of the basketball object to orange</text:span></text:p>
                  </text:list-item>
                </text:list>
              </text:list-item>
              <text:list-item>
                <text:p><text:span text:style-name="T2">$this</text:span> is a special keyword that lets an object refer to itself</text:p>
                <text:list>
                  <text:list-item>
                    <text:p>Remember not to use the object name when inside the class! Would you say “I'm wearing a blue shirt” or “the instance of me is wearing a blue shirt?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Creating An Object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new</text:span> is a special keyword that creates an object, or an instance of a class. You can pass values (called parameters) to a new object and access them in the object's <text:span text:style-name="T7">constructor</text:span></text:p>
                <text:list>
                  <text:list-item>
                    <text:p><text:span text:style-name="T8">The constructor is a special function that runs when an object is created. PHP has several special fun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3.531cm" svg:x="1.4cm" svg:y="0.768cm" presentation:class="title" presentation:user-transformed="true">
          <draw:text-box>
            <text:p>Creating An Object (Cont.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>// Include the PHP file that defines the class</text:p>
            <text:p>include 'Ball.php';</text:p>
            <text:p/>
            <text:p>// Create an instance of the Ball class and store it as an object in the myBall variable</text:p>
            <text:p>$myBall = <text:span text:style-name="T2">new</text:span> Ball();</text:p>
            <text:p/>
            <text:p>// Print the color of the ball (“red”)</text:p>
            <text:p>print $myBall-&gt;color;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Propertie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A <text:span text:style-name="T2">property</text:span> is a variable defined in a class. Properties can be created empty or can be <text:span text:style-name="T7">initialized</text:span> with a value</text:p>
              </text:list-item>
              <text:list-item>
                <text:p>Properties can be accessed from inside and outside the class but are typically accessed using <text:span text:style-name="T6">getters</text:span> and <text:span text:style-name="T6">setters</text:span></text:p>
                <text:list>
                  <text:list-item>
                    <text:p><text:span text:style-name="T9">Getters</text:span><text:span text:style-name="T10"> </text:span><text:span text:style-name="T8">return the value of a property and </text:span><text:span text:style-name="T9">setters</text:span><text:span text:style-name="T8"> apply a value to a property. This lets you add restrictions, access control, and validation to a property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Properties (Cont.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>class Ball {</text:p>
            <text:p><text:s text:c="5"/></text:p>
            <text:p><text:s text:c="5"/>// Stores “red” when object is created</text:p>
            <text:p><text:s text:c="5"/>private $color = “red”;</text:p>
            <text:p/>
            <text:p><text:s text:c="5"/>// Getter for $color. Returns “red”</text:p>
            <text:p><text:s text:c="5"/>public function getColor() {</text:p>
            <text:p><text:s text:c="10"/>return $this-&gt;color;</text:p>
            <text:p><text:s text:c="5"/>}</text:p>
            <text:p>}</text:p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Method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A <text:span text:style-name="T2">method</text:span> is a function defined in a class</text:p>
              </text:list-item>
              <text:list-item>
                <text:p>Methods can accept multiple values as input, return values as a variable, or modify properties in a class</text:p>
              </text:list-item>
              <text:list-item>
                <text:p>Methods can act on the class itself using the <text:span text:style-name="T2">$this</text:span> or <text:span text:style-name="T2">self</text:span> keyword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Methods (Cont.)</text:p>
          </draw:text-box>
        </draw:frame>
        <draw:frame presentation:style-name="pr7" draw:layer="layout" svg:width="25.2cm" svg:height="12.179cm" svg:x="1.4cm" svg:y="5.066cm" presentation:class="outline">
          <draw:text-box>
            <text:p>class Ball {</text:p>
            <text:p><text:s text:c="5"/>public function getSize($diameter) {</text:p>
            <text:p><text:s text:c="10"/>return “This ball is “ . $diameter . “ inches wide.”;</text:p>
            <text:p><text:s text:c="5"/>}</text:p>
            <text:p>}</text:p>
            <text:p/>
            <text:p>$myBall = new Ball();</text:p>
            <text:p/>
            <text:p>// Prints “This ball is 10 inches wide.”</text:p>
            <text:p>print $myBall-&gt;getSize(10);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Visibility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Visibility</text:span> determines which parts of the script can access the class's members</text:p>
                <text:list>
                  <text:list-item>
                    <text:p><text:span text:style-name="T7">Public</text:span>: Up for grabs. Anyone can access</text:p>
                  </text:list-item>
                  <text:list-item>
                    <text:p><text:span text:style-name="T7">Private</text:span>: Can only be accessed from within the same class</text:p>
                  </text:list-item>
                  <text:list-item>
                    <text:p><text:span text:style-name="T7">Protected</text:span>: Can be accessed from within the class and by <text:span text:style-name="T7">parent </text:span><text:span text:style-name="T8">or</text:span><text:span text:style-name="T7"> inherited</text:span> classes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Visibility (Cont.)</text:p>
          </draw:text-box>
        </draw:frame>
        <draw:frame presentation:style-name="pr7" draw:layer="layout" svg:width="25.2cm" svg:height="12.179cm" svg:x="1.4cm" svg:y="5.066cm" presentation:class="outline">
          <draw:text-box>
            <text:p>$myBall = new Ball();</text:p>
            <text:p/>
            <text:p>// Throws a tantrum. Remember, Ball::color is private!</text:p>
            <text:p>print $myBall-&gt;color;</text:p>
            <text:p/>
            <text:p>// ...but getColor is public, so it works</text:p>
            <text:p>print $myBall-&gt;getColor();</text:p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Scop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<text:span text:style-name="T2">Scope</text:span> is the area in which a single variable can be accessed</text:p>
                <text:list>
                  <text:list-item>
                    <text:p><text:span text:style-name="T7">Global</text:span>: PHP has a single scope for each running script</text:p>
                  </text:list-item>
                  <text:list-item>
                    <text:p><text:span text:style-name="T7">Local</text:span>: Declared within a function and has its own values</text:p>
                  </text:list-item>
                  <text:list-item>
                    <text:p><text:span text:style-name="T8">If a local variable overrides a global variable, the global variable can be accessed using the </text:span><text:span text:style-name="T10">global</text:span><text:span text:style-name="T9"> keywo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Scope (Cont.)</text:p>
          </draw:text-box>
        </draw:frame>
        <draw:frame presentation:style-name="pr7" draw:layer="layout" svg:width="25.2cm" svg:height="12.179cm" svg:x="1.4cm" svg:y="5.066cm" presentation:class="outline">
          <draw:text-box>
            <text:p><text:span text:style-name="T8">$basketText = “Basket”;</text:span></text:p>
            <text:p><text:span text:style-name="T8">$ballText = “ball”;</text:span></text:p>
            <text:p><text:span text:style-name="T8"/></text:p>
            <text:p><text:span text:style-name="T8">function printText() {</text:span></text:p>
            <text:p><text:span text:style-name="T8"><text:s text:c="5"/></text:span><text:span text:style-name="T8">global $basketText;</text:span></text:p>
            <text:p><text:span text:style-name="T8"><text:s text:c="5"/></text:span><text:span text:style-name="T8">return $basketText . $ballText;</text:span></text:p>
            <text:p><text:span text:style-name="T8">}</text:span></text:p>
            <text:p><text:span text:style-name="T8"/></text:p>
            <text:p><text:span text:style-name="T8">// Only prints “Basket”</text:span></text:p>
            <text:p><text:span text:style-name="T8">print printText(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Inheritanc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heritance</text:span> lets one class <text:span text:style-name="T6">extend</text:span> another</text:p>
              </text:list-item>
              <text:list-item>
                <text:p>An extended class is called the <text:span text:style-name="T7">parent</text:span>; the extending class is called the <text:span text:style-name="T7">child</text:span></text:p>
              </text:list-item>
              <text:list-item>
                <text:p>Children inherit the members of the parent. Children can also access the <text:span text:style-name="T6">protected</text:span> and <text:span text:style-name="T6">public </text:span>members of their parent class</text:p>
              </text:list-item>
              <text:list-item>
                <text:p>Make sure you <text:span text:style-name="T9">include</text:span><text:span text:style-name="T6"> </text:span>the parent class in your script before extending it! Otherwise, PHP will complain about a missing class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Inheritance (Cont.)</text:p>
          </draw:text-box>
        </draw:frame>
        <draw:frame presentation:style-name="pr7" draw:layer="layout" svg:width="25.2cm" svg:height="12.179cm" svg:x="1.4cm" svg:y="5.066cm" presentation:class="outline">
          <draw:text-box>
            <text:p>// Kickball.php</text:p>
            <text:p>include 'Ball.php';</text:p>
            <text:p>class Kickball extends Ball {</text:p>
            <text:p><text:s text:c="5"/>private $size = 10;</text:p>
            <text:p/>
            <text:p><text:s text:c="5"/>public function getSize() {</text:p>
            <text:p><text:s text:c="10"/>return $this-&gt;size;</text:p>
            <text:p><text:s text:c="5"/>}</text:p>
            <text:p>}</text:p>
            <text:p/>
            <text:p>$myKickballl = new Kickball();</text:p>
            <text:p/>
            <text:p>// prints “10, red”;</text:p>
            <text:p>print $myKickball-&gt;getSize() . “, “ . $myKickball-&gt;getColor();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Static Member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Static members are accessed through the class instead of through an object</text:p>
                <text:list>
                  <text:list-item>
                    <text:p>Accessed using <text:span text:style-name="T5">[ClassName]</text:span><text:span text:style-name="T2">::</text:span><text:span text:style-name="T5">[Member]</text:span></text:p>
                  </text:list-item>
                  <text:list-item>
                    <text:p><text:span text:style-name="T5">Instead of </text:span><text:span text:style-name="T2">this</text:span> , the <text:span text:style-name="T10">self</text:span><text:span text:style-name="T8"> keyword is used to self-refer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Static Members (Cont.)</text:p>
          </draw:text-box>
        </draw:frame>
        <draw:frame presentation:style-name="pr7" draw:layer="layout" svg:width="25.2cm" svg:height="12.179cm" svg:x="1.4cm" svg:y="5.066cm" presentation:class="outline">
          <draw:text-box>
            <text:p>class Volleyball extends Ball {</text:p>
            <text:p><text:s text:c="5"/>private static $manufacturer = “Wilson”;</text:p>
            <text:p/>
            <text:p><text:s text:c="5"/>public static function getManufacturer() {</text:p>
            <text:p><text:s text:c="10"/>return self::$manufacturer;</text:p>
            <text:p><text:s text:c="5"/>}</text:p>
            <text:p>}</text:p>
            <text:p/>
            <text:p>// Prints “Wilson”</text:p>
            <text:p>print Volleyball::getManufacturer();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Abstrac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n <text:span text:style-name="T2">abstract</text:span> class can't be instantiated</text:p>
              </text:list-item>
              <text:list-item>
                <text:p>Abstract classes lay out the requirements of the class, which are then <text:span text:style-name="T7">implemented</text:span> in a regular class</text:p>
              </text:list-item>
              <text:list-item>
                <text:p>Abstract classes can still provide pre-defined properties and methods</text:p>
              </text:list-item>
              <text:list-item>
                <text:p>Abstract classes and members are defined using the <text:span text:style-name="T6">abstract </text:span><text:span text:style-name="T9">keyword</text:span></text:p>
              </text:list-item>
              <text:list-item>
                <text:p><text:span text:style-name="T9">Derived classes </text:span><text:span text:style-name="T6">extend</text:span><text:span text:style-name="T9"> the abstract class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Abstraction (Cont.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>abstract class Sphere {</text:p>
            <text:p><text:s text:c="5"/>abstract public function getColor();</text:p>
            <text:p><text:s text:c="5"/>public function getCircumference($radius) {</text:p>
            <text:p><text:s text:c="10"/>return round(2 * 3.14159 * $radius);</text:p>
            <text:p><text:s text:c="5"/>}</text:p>
            <text:p>}</text:p>
            <text:p/>
            <text:p>class Ball extends Sphere {</text:p>
            <text:p><text:s text:c="5"/>private $color = “red”;</text:p>
            <text:p><text:s text:c="5"/>public function getColor() {</text:p>
            <text:p><text:s text:c="10"/>return $this-&gt;color;</text:p>
            <text:p><text:s text:c="5"/>}</text:p>
            <text:p>}</text:p>
            <text:p/>
            <text:p>$myBall = new Ball();</text:p>
            <text:p/>
            <text:p>// Prints “red, 10”</text:p>
            <text:p>print $myBall-&gt;getColor() . ', ' . $myBall-&gt;getCircumference(1.592);</text:p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Trait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A <text:span text:style-name="T2">trait </text:span><text:span text:style-name="T5">is a block of reusable code used across multiple classes</text:span></text:p>
              </text:list-item>
              <text:list-item>
                <text:p><text:span text:style-name="T5">Traits define an executable block of code that gets </text:span><text:span text:style-name="T6">used</text:span><text:span text:style-name="T9"> by classes</text:span></text:p>
              </text:list-item>
              <text:list-item>
                <text:p><text:span text:style-name="T9">The order for precedence for identical traits is class → trait → inherited class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Traits (Cont.)</text:p>
          </draw:text-box>
        </draw:frame>
        <draw:frame presentation:style-name="pr7" draw:layer="layout" svg:width="25.2cm" svg:height="12.179cm" svg:x="1.4cm" svg:y="5.066cm" presentation:class="outline">
          <draw:text-box>
            <text:p>trait BallPhysics {</text:p>
            <text:p><text:s text:c="4"/>public function Bounce() {</text:p>
            <text:p><text:s text:c="8"/>print “Boing!”;</text:p>
            <text:p><text:s text:c="4"/>}</text:p>
            <text:p>}</text:p>
            <text:p/>
            <text:p>class Ball {</text:p>
            <text:p><text:s text:c="4"/>use BallPhysics;</text:p>
            <text:p>}</text:p>
            <text:p/>
            <text:p>$myBall = new Ball();</text:p>
            <text:p/>
            <text:p>// Prints “Boing!”</text:p>
            <text:p>print $myBall-&gt;Bounce();</text:p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1T0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Happy Hacking!</text:p>
          </draw:text-box>
        </draw:frame>
        <draw:frame presentation:style-name="pr8" draw:text-style-name="P5" draw:layer="layout" svg:width="25.2cm" svg:height="12.179cm" svg:x="1.4cm" svg:y="5.066cm" presentation:class="subtitle">
          <draw:text-box>
            <text:p text:style-name="P5"><text:span text:style-name="T2">More resources:</text:span></text:p>
            <text:p text:style-name="P5"/>
            <text:p text:style-name="P5"><text:a xlink:href="http://php.net/manual/en/language.oop5.php" xlink:type="simple">PHP: Classes and Objects</text:a> (php.net)</text:p>
            <text:p text:style-name="P5"/>
            <text:p text:style-name="P5"><text:a xlink:href="http://www.killerphp.com/tutorials/object-oriented-php/" xlink:type="simple">Object Oriented PHP for Beginners</text:a> (KillerPHP)</text:p>
            <text:p text:style-name="P5"/>
            <text:p text:style-name="P5"><text:a xlink:href="http://www.meetup.com/PHPaaSA/messages/boards/" xlink:type="simple">PHPaaSA Message Board</text:a> (Meetup)</text:p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4.7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70300000116F79C03A3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 Newman</meta:initial-creator>
    <meta:creation-date>2014-12-15T09:57:41.872156999</meta:creation-date>
    <dc:date>2015-02-06T10:27:53.475757301</dc:date>
    <meta:editing-duration>PT6H47M12S</meta:editing-duration>
    <meta:editing-cycles>91</meta:editing-cycles>
    <meta:generator>LibreOffice/4.3.5.2.0$Linux_X86_64 LibreOffice_project/430$Build-2</meta:generator>
    <meta:document-statistic meta:object-count="132"/>
  </office:meta>
</office:document-meta>
</file>